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7" style:family="table-column">
      <style:table-column-properties fo:break-before="auto" style:column-width="29.72mm"/>
    </style:style>
    <style:style style:name="co28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29" style:family="table-column">
      <style:table-column-properties fo:break-before="auto" style:column-width="15.42mm"/>
    </style:style>
    <style:style style:name="co30" style:family="table-column">
      <style:table-column-properties fo:break-before="auto" style:column-width="8.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28.8mm"/>
    </style:style>
    <style:style style:name="co33" style:family="table-column">
      <style:table-column-properties fo:break-before="auto" style:column-width="15.2mm"/>
    </style:style>
    <style:style style:name="co34" style:family="table-column">
      <style:table-column-properties fo:break-before="auto" style:column-width="9.7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3.6mm"/>
    </style:style>
    <style:style style:name="co38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3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28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3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3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3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 style:data-style-name="N2" text:time-value="14:53:22.6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11T14:52:21.111000000</dc:date>
    <meta:editing-duration>P3DT13M34S</meta:editing-duration>
    <meta:editing-cycles>1161</meta:editing-cycles>
    <meta:document-statistic meta:table-count="2" meta:cell-count="5276" meta:object-count="0"/>
  </office:meta>
</office:document-meta>
</file>